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d661" officeooo:paragraph-rsid="0016d661"/>
    </style:style>
    <style:style style:name="P2" style:family="paragraph" style:parent-style-name="Standard" style:list-style-name="L1">
      <style:text-properties officeooo:rsid="0016d661" officeooo:paragraph-rsid="0016d661"/>
    </style:style>
    <style:style style:name="P3" style:family="paragraph" style:parent-style-name="Standard">
      <style:text-properties officeooo:rsid="0016d6b0" officeooo:paragraph-rsid="0016d6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Collection and ValueCollection for the AVLTreeDictionary&lt;TKey, TValue&gt;.</text:p>
      <text:p text:style-name="P1"/>
      <text:p text:style-name="P1">This is a brainstorm for the ICollection&lt;T&gt; implementations that are used for the return values of the Keys property and the Values property of the AVLTreeDictionary&lt;TKey, TValue&gt;. I played around with the collections that are used for the .NET Dictionary&lt;T&gt; class and found some things.</text:p>
      <text:p text:style-name="P1"/>
      <text:list xml:id="list2443406886576398561" text:style-name="L1">
        <text:list-item>
          <text:p text:style-name="P2">It looks like methods for altering the collection are explicitly implemented. This makes it harder to reach them.</text:p>
        </text:list-item>
        <text:list-item>
          <text:p text:style-name="P2">The collection altering methods will throw an UnsupportedException or OperationUnsopportedException. I don't remember the exact exception that is thrown, but the bottom line, users of the collections are not allowed to make changes to the collections.</text:p>
        </text:list-item>
        <text:list-item>
          <text:p text:style-name="P2">I added a new entry to a dictionary after getting a hold of its KeyCollection, the KeyCollection was updated along with the dictionary.</text:p>
        </text:list-item>
      </text:list>
      <text:p text:style-name="P1"/>
      <text:p text:style-name="P3">I would like to keep the previously mentioned items in my collection implementations for the AVLTreeDiction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6:39:19.993000000</meta:creation-date>
    <dc:date>2015-11-23T17:00:32.042000000</dc:date>
    <meta:editing-duration>PT21M13S</meta:editing-duration>
    <meta:editing-cycles>2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6" meta:word-count="148" meta:character-count="974" meta:non-whitespace-character-count="835"/>
  </office:meta>
</office:document-meta>
</file>